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248A14E086B6CB1764B.png" manifest:media-type="image/png"/>
  <manifest:file-entry manifest:full-path="Pictures/100000000000028A00000248219656D42DBF8C4E.png" manifest:media-type="image/png"/>
  <manifest:file-entry manifest:full-path="Pictures/1000020100000296000001F6EF6E59EC28679FF7.png" manifest:media-type="image/png"/>
  <manifest:file-entry manifest:full-path="Pictures/100000000000028C00000169B4E2112F9782A20C.png" manifest:media-type="image/png"/>
  <manifest:file-entry manifest:full-path="Pictures/1000020100000296000000F72D1414A257A57262.png" manifest:media-type="image/png"/>
  <manifest:file-entry manifest:full-path="Pictures/1000020100000282000002412A4B5E68B208CF6E.png" manifest:media-type="image/png"/>
  <manifest:file-entry manifest:full-path="Pictures/100002010000029B000001B411C7990B48208B53.png" manifest:media-type="image/png"/>
  <manifest:file-entry manifest:full-path="Pictures/100002010000029B000001FB6191D8C8937A09A8.png" manifest:media-type="image/png"/>
  <manifest:file-entry manifest:full-path="Pictures/10000201000002960000012A1F6B5AA2C21F1A12.png" manifest:media-type="image/png"/>
  <manifest:file-entry manifest:full-path="Pictures/100000000000028E000000866295431933391735.png" manifest:media-type="image/png"/>
  <manifest:file-entry manifest:full-path="Pictures/1000020100000282000002418EA0426C528AFB7B.png" manifest:media-type="image/png"/>
  <manifest:file-entry manifest:full-path="Pictures/1000020100000296000001D490B829ED569F2550.png" manifest:media-type="image/png"/>
  <manifest:file-entry manifest:full-path="Pictures/100002010000029600000190014D0CB2B4E5AC9D.png" manifest:media-type="image/png"/>
  <manifest:file-entry manifest:full-path="Pictures/1000020100000432000002B62574FC7ECE283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946a6" officeooo:paragraph-rsid="000946a6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064cm" svg:y="0.132cm" svg:width="17.463cm" svg:height="15.452cm" draw:z-index="0"><draw:image xlink:href="Pictures/100000000000029400000248A14E086B6CB1764B.png" xlink:type="simple" xlink:show="embed" xlink:actuate="onLoad" loext:mime-type="image/png"/></draw:frame></text:p>
      <text:p text:style-name="Standard"><draw:frame draw:style-name="fr1" draw:name="Imagen2" text:anchor-type="char" svg:width="17.304cm" svg:height="3.545cm" draw:z-index="1"><draw:image xlink:href="Pictures/100000000000028E0000008662954319333917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draw:frame draw:style-name="fr1" draw:name="Imagen3" text:anchor-type="char" svg:width="17.198cm" svg:height="15.452cm" draw:z-index="2"><draw:image xlink:href="Pictures/100000000000028A00000248219656D42DBF8C4E.png" xlink:type="simple" xlink:show="embed" xlink:actuate="onLoad" loext:mime-type="image/png"/></draw:frame><draw:frame draw:style-name="fr2" draw:name="Imagen4" text:anchor-type="char" svg:x="0.143cm" svg:y="15.45cm" svg:width="17.251cm" svg:height="9.551cm" draw:z-index="3"><draw:image xlink:href="Pictures/100000000000028C00000169B4E2112F9782A20C.png" xlink:type="simple" xlink:show="embed" xlink:actuate="onLoad" loext:mime-type="image/png"/></draw:frame></text:p>
      <text:p text:style-name="P2"><draw:frame draw:style-name="fr3" draw:name="Imagen5" text:anchor-type="char" svg:width="17.59cm" svg:height="13.369cm" draw:z-index="4"><draw:image xlink:href="Pictures/100002010000029B000001FB6191D8C8937A09A8.png" xlink:type="simple" xlink:show="embed" xlink:actuate="onLoad" loext:mime-type="image/png"/></draw:frame></text:p>
      <text:p text:style-name="P2"><draw:frame draw:style-name="fr2" draw:name="Imagen6" text:anchor-type="char" svg:x="0.132cm" svg:y="0.111cm" svg:width="17.515cm" svg:height="12.383cm" draw:z-index="5"><draw:image xlink:href="Pictures/1000020100000296000001D490B829ED569F2550.png" xlink:type="simple" xlink:show="embed" xlink:actuate="onLoad" loext:mime-type="image/png"/></draw:frame></text:p>
      <text:p text:style-name="P2"><draw:frame draw:style-name="fr2" draw:name="Imagen7" text:anchor-type="char" svg:x="-0.026cm" svg:y="0.116cm" svg:width="17.59cm" svg:height="11.497cm" draw:z-index="6"><draw:image xlink:href="Pictures/100002010000029B000001B411C7990B48208B53.png" xlink:type="simple" xlink:show="embed" xlink:actuate="onLoad" loext:mime-type="image/png"/></draw:frame></text:p>
      <text:p text:style-name="Standard"><draw:frame draw:style-name="fr2" draw:name="Imagen8" text:anchor-type="char" svg:x="0.037cm" svg:y="0cm" svg:width="17.515cm" svg:height="6.535cm" draw:z-index="7"><draw:image xlink:href="Pictures/1000020100000296000000F72D1414A257A57262.png" xlink:type="simple" xlink:show="embed" xlink:actuate="onLoad" loext:mime-type="image/png"/></draw:frame></text:p>
      <text:p text:style-name="Standard"/>
      <text:p text:style-name="Standard"/>
      <text:p text:style-name="P2"><draw:frame draw:style-name="fr1" draw:name="Imagen9" text:anchor-type="char" svg:width="16.986cm" svg:height="15.266cm" draw:z-index="8"><draw:image xlink:href="Pictures/1000020100000282000002412A4B5E68B208CF6E.png" xlink:type="simple" xlink:show="embed" xlink:actuate="onLoad" loext:mime-type="image/png"/></draw:frame></text:p>
      <text:p text:style-name="Standard"/>
      <text:p text:style-name="Standard"><draw:frame draw:style-name="fr2" draw:name="Imagen10" text:anchor-type="char" svg:x="0.116cm" svg:y="0.164cm" svg:width="17.515cm" svg:height="7.885cm" draw:z-index="9"><draw:image xlink:href="Pictures/10000201000002960000012A1F6B5AA2C21F1A12.png" xlink:type="simple" xlink:show="embed" xlink:actuate="onLoad" loext:mime-type="image/png"/></draw:frame><draw:frame draw:style-name="fr2" draw:name="Imagen11" text:anchor-type="char" svg:x="0.064cm" svg:y="9.047cm" svg:width="16.986cm" svg:height="15.266cm" draw:z-index="10"><draw:image xlink:href="Pictures/1000020100000282000002418EA0426C528AFB7B.png" xlink:type="simple" xlink:show="embed" xlink:actuate="onLoad" loext:mime-type="image/png"/></draw:frame><text:soft-page-break/></text:p>
      <text:p text:style-name="Standard"/>
      <text:p text:style-name="P2"><draw:frame draw:style-name="fr2" draw:name="Imagen12" text:anchor-type="char" svg:x="0.037cm" svg:y="0.116cm" svg:width="17.515cm" svg:height="10.583cm" draw:z-index="11"><draw:image xlink:href="Pictures/100002010000029600000190014D0CB2B4E5AC9D.png" xlink:type="simple" xlink:show="embed" xlink:actuate="onLoad" loext:mime-type="image/png"/></draw:frame></text:p>
      <text:p text:style-name="Standard"/>
      <text:p text:style-name="P2"><draw:frame draw:style-name="fr1" draw:name="Imagen13" text:anchor-type="char" svg:width="19.209cm" svg:height="12.411cm" draw:z-index="12"><draw:image xlink:href="Pictures/1000020100000432000002B62574FC7ECE2839FD.png" xlink:type="simple" xlink:show="embed" xlink:actuate="onLoad" loext:mime-type="image/png"/></draw:frame></text:p>
      <text:p text:style-name="P2"><draw:frame draw:style-name="fr1" draw:name="Imagen14" text:anchor-type="char" svg:width="17.515cm" svg:height="13.282cm" draw:z-index="13"><draw:image xlink:href="Pictures/1000020100000296000001F6EF6E59EC28679F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946a6" officeooo:paragraph-rsid="000946a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03:26.678228264</meta:creation-date>
    <dc:date>2022-10-03T21:19:15.675106478</dc:date>
    <meta:editing-duration>PT5M39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10" meta:paragraph-count="1" meta:word-count="5" meta:character-count="42" meta:non-whitespace-character-count="37"/>
  </office:meta>
</office:document-meta>
</file>